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6pt"/>
    </style:style>
    <style:style style:name="co2" style:family="table-column">
      <style:table-column-properties fo:break-before="auto" style:column-width="18.26pt"/>
    </style:style>
    <style:style style:name="co3" style:family="table-column">
      <style:table-column-properties fo:break-before="auto" style:column-width="14.91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9.25pt"/>
    </style:style>
    <style:style style:name="co7" style:family="table-column">
      <style:table-column-properties fo:break-before="auto" style:column-width="39.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5f7e9f"/>
    </style:style>
    <style:style style:name="ce2" style:family="table-cell" style:parent-style-name="Default">
      <style:table-cell-properties fo:background-color="#5f7e9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4.86pt" svg:x="67.04pt" svg:y="89.97pt">
            <loext:p draw:notify-on-update-of-ranges="Sheet1.A3:Sheet1.A5 Sheet1.B1:Sheet1.B2 Sheet1.B3:Sheet1.B5 Sheet1.C1:Sheet1.C2 Sheet1.C3:Sheet1.C5 Sheet1.D1:Sheet1.D2 Sheet1.D3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4.86pt" svg:x="524.69pt" svg:y="89.26pt">
            <loext:p draw:notify-on-update-of-ranges="Sheet1.A3:Sheet1.A5 Sheet1.E1:Sheet1.E2 Sheet1.E3:Sheet1.E5 Sheet1.F1:Sheet1.F2 Sheet1.F3:Sheet1.F5 Sheet1.G1:Sheet1.G2 Sheet1.G3:Sheet1.G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/>
          <table:table-cell table:style-name="ce3" table:number-columns-spanned="3" table:number-rows-spanned="1"/>
          <table:covered-table-cell table:number-columns-repeated="2" table:style-name="ce3"/>
          <table:table-cell table:style-name="ce5" table:number-columns-spanned="3" table:number-rows-spanned="1"/>
          <table:covered-table-cell table:number-columns-repeated="2" table:style-name="ce5"/>
        </table:table-row>
        <table:table-row table:style-name="ro1">
          <table:table-cell/>
          <table:table-cell office:value-type="string" calcext:value-type="string">
            <text:p>:)</text:p>
          </table:table-cell>
          <table:table-cell office:value-type="string" calcext:value-type="string">
            <text:p>:|</text:p>
          </table:table-cell>
          <table:table-cell office:value-type="string" calcext:value-type="string">
            <text:p>:(</text:p>
          </table:table-cell>
          <table:table-cell office:value-type="string" calcext:value-type="string">
            <text:p>:)</text:p>
          </table:table-cell>
          <table:table-cell office:value-type="string" calcext:value-type="string">
            <text:p>:|</text:p>
          </table:table-cell>
          <table:table-cell office:value-type="string" calcext:value-type="string">
            <text:p>:(</text:p>
          </table:table-cell>
        </table:table-row>
        <table:table-row table:style-name="ro1">
          <table:table-cell office:value-type="string" calcext:value-type="string">
            <text:p>Umsetzung Sage für Kinde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se/Motivation der Kind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ch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2:18:33.079729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3:20.923897169</meta:creation-date>
    <dc:date>2017-07-26T12:18:25.034603599</dc:date>
    <meta:editing-duration>PT10M43S</meta:editing-duration>
    <meta:editing-cycles>1</meta:editing-cycles>
    <meta:generator>LibreOffice/5.3.1.2$Linux_X86_64 LibreOffice_project/30m0$Build-2</meta:generator>
    <meta:document-statistic meta:table-count="1" meta:cell-count="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80808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bar" chart:style-name="ch1">
        <chart:title svg:x="5.206cm" svg:y="0.315cm" chart:style-name="ch2">
          <text:p>Bewertungen Prager Sage</text:p>
        </chart:title>
        <chart:subtitle svg:x="4.309cm" svg:y="1.258cm" chart:style-name="ch3">
          <text:p>Evaluation der Sagenaufführung in Aachen</text:p>
        </chart:subtitle>
        <chart:legend chart:legend-position="end" svg:x="14.904cm" svg:y="3.721cm" style:legend-expansion="high" chart:style-name="ch4"/>
        <chart:plot-area chart:style-name="ch5" table:cell-range-address="Sheet1.A3:Sheet1.D5 Sheet1.B1:Sheet1.D2" chart:data-source-has-labels="both" svg:x="1.299cm" svg:y="2.072cm" svg:width="13.286cm" svg:height="6.741cm">
          <chartooo:coordinate-region svg:x="1.931cm" svg:y="2.072cm" svg:width="12.654cm" svg:height="5.535cm"/>
          <chart:axis chart:dimension="x" chart:name="primary-x" chart:style-name="ch6" chartooo:axis-type="auto">
            <chartooo:date-scale/>
            <chart:categories table:cell-range-address="Sheet1.A3:Sheet1.A5"/>
          </chart:axis>
          <chart:axis chart:dimension="y" chart:name="primary-y" chart:style-name="ch7">
            <chart:title svg:x="0.451cm" svg:y="6.621cm" chart:style-name="ch8">
              <text:p>Anzahl Stimmen</text:p>
            </chart:title>
            <chart:grid chart:style-name="ch9" chart:class="major"/>
          </chart:axis>
          <chart:series chart:style-name="ch10" chart:values-cell-range-address="Sheet1.B3:Sheet1.B5" chart:label-cell-address="Sheet1.B1:Sheet1.B2" chart:class="chart:bar">
            <chart:data-point chart:repeated="3"/>
          </chart:series>
          <chart:series chart:style-name="ch11" chart:values-cell-range-address="Sheet1.C3:Sheet1.C5" chart:label-cell-address="Sheet1.C1:Sheet1.C2" chart:class="chart:bar">
            <chart:data-point chart:repeated="3"/>
          </chart:series>
          <chart:series chart:style-name="ch12" chart:values-cell-range-address="Sheet1.D3:Sheet1.D5" chart:label-cell-address="Sheet1.D1:Sheet1.D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:)</text:p>
                <text:list>
                  <text:list-item>
                    <text:p/>
                  </text:list-item>
                  <text:list-item>
                    <text:p>:)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:|</text:p>
                <text:list>
                  <text:list-item>
                    <text:p/>
                  </text:list-item>
                  <text:list-item>
                    <text:p>:|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:(</text:p>
                <text:list>
                  <text:list-item>
                    <text:p/>
                  </text:list-item>
                  <text:list-item>
                    <text:p>:(</text:p>
                  </text:list-item>
                </text:list>
                <draw:g>
                  <svg:desc>Sheet1.D1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msetzung Sage für Kinder</text:p>
                <draw:g>
                  <svg:desc>Sheet1.A3:Sheet1.A5</svg:desc>
                </draw:g>
              </table:table-cell>
              <table:table-cell office:value-type="float" office:value="1">
                <text:p>1</text:p>
                <draw:g>
                  <svg:desc>Sheet1.B3:Sheet1.B5</svg:desc>
                </draw:g>
              </table:table-cell>
              <table:table-cell office:value-type="float" office:value="13">
                <text:p>13</text:p>
                <draw:g>
                  <svg:desc>Sheet1.C3:Sheet1.C5</svg:desc>
                </draw:g>
              </table:table-cell>
              <table:table-cell office:value-type="float" office:value="3">
                <text:p>3</text:p>
                <draw:g>
                  <svg:desc>Sheet1.D3:Sheet1.D5</svg:desc>
                </draw:g>
              </table:table-cell>
            </table:table-row>
            <table:table-row>
              <table:table-cell office:value-type="string">
                <text:p>Interesse/Motivation der Kinder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prache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80808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bar" chart:column-mapping="0 1" chart:style-name="ch1">
        <chart:title svg:x="4.921cm" svg:y="0.315cm" chart:style-name="ch2">
          <text:p>Bewertungen Aachener Sage</text:p>
        </chart:title>
        <chart:subtitle svg:x="4.309cm" svg:y="1.258cm" chart:style-name="ch3">
          <text:p>Evaluation der Sagenaufführung in Aachen</text:p>
        </chart:subtitle>
        <chart:legend chart:legend-position="end" svg:x="14.904cm" svg:y="3.721cm" style:legend-expansion="high" chart:style-name="ch4"/>
        <chart:plot-area chart:style-name="ch5" table:cell-range-address="Sheet1.A3:Sheet1.A5 Sheet1.E1:Sheet1.G5" chart:data-source-has-labels="both" svg:x="1.299cm" svg:y="2.072cm" svg:width="13.286cm" svg:height="6.741cm">
          <chartooo:coordinate-region svg:x="1.931cm" svg:y="2.072cm" svg:width="12.654cm" svg:height="5.535cm"/>
          <chart:axis chart:dimension="x" chart:name="primary-x" chart:style-name="ch6" chartooo:axis-type="auto">
            <chartooo:date-scale/>
            <chart:categories table:cell-range-address="Sheet1.A3:Sheet1.A5"/>
          </chart:axis>
          <chart:axis chart:dimension="y" chart:name="primary-y" chart:style-name="ch7">
            <chart:title svg:x="0.451cm" svg:y="6.621cm" chart:style-name="ch8">
              <text:p>Anzahl Stimmen</text:p>
            </chart:title>
            <chart:grid chart:style-name="ch9" chart:class="major"/>
          </chart:axis>
          <chart:series chart:style-name="ch10" chart:values-cell-range-address="Sheet1.E3:Sheet1.E5" chart:label-cell-address="Sheet1.E1:Sheet1.E2" chart:class="chart:bar">
            <chart:data-point chart:repeated="3"/>
          </chart:series>
          <chart:series chart:style-name="ch11" chart:values-cell-range-address="Sheet1.F3:Sheet1.F5" chart:label-cell-address="Sheet1.F1:Sheet1.F2" chart:class="chart:bar">
            <chart:data-point chart:repeated="3"/>
          </chart:series>
          <chart:series chart:style-name="ch12" chart:values-cell-range-address="Sheet1.G3:Sheet1.G5" chart:label-cell-address="Sheet1.G1:Sheet1.G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:)</text:p>
                <text:list>
                  <text:list-item>
                    <text:p/>
                  </text:list-item>
                  <text:list-item>
                    <text:p>:)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:|</text:p>
                <text:list>
                  <text:list-item>
                    <text:p/>
                  </text:list-item>
                  <text:list-item>
                    <text:p>:|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:(</text:p>
                <text:list>
                  <text:list-item>
                    <text:p/>
                  </text:list-item>
                  <text:list-item>
                    <text:p>:(</text:p>
                  </text:list-item>
                </text:list>
                <draw:g>
                  <svg:desc>Sheet1.G1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msetzung Sage für Kinder</text:p>
                <draw:g>
                  <svg:desc>Sheet1.A3:Sheet1.A5</svg:desc>
                </draw:g>
              </table:table-cell>
              <table:table-cell office:value-type="float" office:value="19">
                <text:p>19</text:p>
                <draw:g>
                  <svg:desc>Sheet1.E3:Sheet1.E5</svg:desc>
                </draw:g>
              </table:table-cell>
              <table:table-cell office:value-type="float" office:value="NaN">
                <text:p>NaN</text:p>
                <draw:g>
                  <svg:desc>Sheet1.F3:Sheet1.F5</svg:desc>
                </draw:g>
              </table:table-cell>
              <table:table-cell office:value-type="float" office:value="NaN">
                <text:p>NaN</text:p>
                <draw:g>
                  <svg:desc>Sheet1.G3:Sheet1.G5</svg:desc>
                </draw:g>
              </table:table-cell>
            </table:table-row>
            <table:table-row>
              <table:table-cell office:value-type="string">
                <text:p>Interesse/Motivation der Kinder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ache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